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2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69125525" text:style-name="L1">
        <text:list-item>
          <text:p text:style-name="P2"><text:span text:style-name="Strong_20_Emphasis"><text:span text:style-name="T1">Hello World:</text:span></text:span></text:p>
          <text:list>
            <text:list-item>
              <text:p text:style-name="P1">Crie um programa Dart simples que imprima "Hello, World!".</text:p>
            </text:list-item>
          </text:list>
        </text:list-item>
        <text:list-item>
          <text:p text:style-name="P2"><text:span text:style-name="Strong_20_Emphasis"><text:span text:style-name="T1">Operações Básicas:</text:span></text:span></text:p>
          <text:list>
            <text:list-item>
              <text:p text:style-name="P1">Crie um programa que solicita dois números ao usuário e realiza operações básicas como adição, subtração, multiplicação e divisão.</text:p>
            </text:list-item>
          </text:list>
        </text:list-item>
        <text:list-item>
          <text:p text:style-name="P2"><text:span text:style-name="Strong_20_Emphasis"><text:span text:style-name="T1">Calculadora de Área:</text:span></text:span></text:p>
          <text:list>
            <text:list-item>
              <text:p text:style-name="P1">Escreva um programa que calcula a área de um círculo. Peça ao usuário para inserir o raio.</text:p>
            </text:list-item>
          </text:list>
        </text:list-item>
        <text:list-item>
          <text:p text:style-name="P2"><text:span text:style-name="Strong_20_Emphasis"><text:span text:style-name="T1">Condições:</text:span></text:span></text:p>
          <text:list>
            <text:list-item>
              <text:p text:style-name="P1">Crie um programa que verifica se um número digitado pelo usuário é positivo, negativo ou zero.</text:p>
            </text:list-item>
          </text:list>
        </text:list-item>
        <text:list-item>
          <text:p text:style-name="P2"><text:span text:style-name="Strong_20_Emphasis"><text:span text:style-name="T1">Verificador de Idade:</text:span></text:span></text:p>
          <text:list>
            <text:list-item>
              <text:p text:style-name="P1">Escreva um programa que pede ao usuário para inserir sua idade e, em seguida, determina se ele é menor de idade, maior de idade ou idoso.</text:p>
            </text:list-item>
          </text:list>
        </text:list-item>
        <text:list-item>
          <text:p text:style-name="P2"><text:span text:style-name="Strong_20_Emphasis"><text:span text:style-name="T1">Tabuada:</text:span></text:span></text:p>
          <text:list>
            <text:list-item>
              <text:p text:style-name="P1">Faça um programa que solicita um número ao usuário e imprime a tabuada desse número.</text:p>
            </text:list-item>
          </text:list>
        </text:list-item>
        <text:list-item>
          <text:p text:style-name="P2"><text:span text:style-name="Strong_20_Emphasis"><text:span text:style-name="T1">Soma de Números Pares:</text:span></text:span></text:p>
          <text:list>
            <text:list-item>
              <text:p text:style-name="P1">Escreva um programa que calcula a soma dos números pares de 1 a 100.</text:p>
            </text:list-item>
          </text:list>
        </text:list-item>
        <text:list-item>
          <text:p text:style-name="P2"><text:span text:style-name="Strong_20_Emphasis"><text:span text:style-name="T1">Fatorial:</text:span></text:span></text:p>
          <text:list>
            <text:list-item>
              <text:p text:style-name="P1">Implemente um programa que calcula o fatorial de um número digitado pelo usuário.</text:p>
            </text:list-item>
          </text:list>
        </text:list-item>
        <text:list-item>
          <text:p text:style-name="P2"><text:span text:style-name="Strong_20_Emphasis"><text:span text:style-name="T1">Conversor de Temperatura:</text:span></text:span></text:p>
          <text:list>
            <text:list-item>
              <text:p text:style-name="P1">Crie um programa que converte a temperatura de Celsius para Fahrenheit. Peça ao usuário para inserir a temperatura em Celsius.</text:p>
            </text:list-item>
          </text:list>
        </text:list-item>
        <text:list-item>
          <text:p text:style-name="P2"><text:span text:style-name="Strong_20_Emphasis"><text:span text:style-name="T1">Lista de Compras:</text:span></text:span></text:p>
          <text:list>
            <text:list-item>
              <text:p text:style-name="P2">Desenvolva um programa que permite ao usuário criar uma lista de compras. O programa deve permitir adicionar, remover e listar itens da list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0:36:53.602243045</meta:creation-date>
    <dc:date>2024-02-10T10:37:15.833897020</dc:date>
    <meta:editing-duration>PT22S</meta:editing-duration>
    <meta:editing-cycles>1</meta:editing-cycles>
    <meta:document-statistic meta:table-count="0" meta:image-count="0" meta:object-count="0" meta:page-count="1" meta:paragraph-count="20" meta:word-count="215" meta:character-count="1203" meta:non-whitespace-character-count="1028"/>
    <meta:generator>LibreOffice/7.3.7.2$Linux_X86_64 LibreOffice_project/30$Build-2</meta:generator>
  </office:meta>
</office:document-meta>
</file>